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725f" officeooo:paragraph-rsid="0014725f"/>
    </style:style>
    <style:style style:name="P2" style:family="paragraph" style:parent-style-name="Standard">
      <style:text-properties fo:font-weight="bold" officeooo:rsid="0014725f" officeooo:paragraph-rsid="0014725f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4725f" officeooo:paragraph-rsid="0014725f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cf5b8" officeooo:paragraph-rsid="001cf5b8" style:font-weight-asian="normal" style:font-weight-complex="normal"/>
    </style:style>
    <style:style style:name="P5" style:family="paragraph" style:parent-style-name="Standard" style:list-style-name="L3">
      <style:text-properties officeooo:rsid="0014725f" officeooo:paragraph-rsid="001bdc6f"/>
    </style:style>
    <style:style style:name="P6" style:family="paragraph" style:parent-style-name="Standard" style:list-style-name="L3">
      <style:text-properties style:rfc-language-tag="es-419" fo:language="es" officeooo:rsid="00171e1f" officeooo:paragraph-rsid="00171e1f"/>
    </style:style>
    <style:style style:name="P7" style:family="paragraph" style:parent-style-name="Standard" style:list-style-name="L3">
      <style:text-properties style:rfc-language-tag="es-419" fo:language="es" officeooo:rsid="001bdc6f" officeooo:paragraph-rsid="001bdc6f"/>
    </style:style>
    <style:style style:name="P8" style:family="paragraph" style:parent-style-name="Standard">
      <style:text-properties style:rfc-language-tag="es-419" fo:language="es" officeooo:rsid="001bdc6f" officeooo:paragraph-rsid="001bdc6f"/>
    </style:style>
    <style:style style:name="P9" style:family="paragraph" style:parent-style-name="Standard" style:list-style-name="L1">
      <style:text-properties style:rfc-language-tag="es-419" fo:language="es" fo:font-weight="normal" officeooo:rsid="001bdc6f" officeooo:paragraph-rsid="001cf5b8" style:font-weight-asian="normal" style:font-weight-complex="normal"/>
    </style:style>
    <style:style style:name="P10" style:family="paragraph" style:parent-style-name="Standard" style:list-style-name="L3">
      <style:text-properties style:rfc-language-tag="es-419" fo:language="es" officeooo:rsid="001cf5b8" officeooo:paragraph-rsid="001cf5b8"/>
    </style:style>
    <style:style style:name="P11" style:family="paragraph" style:parent-style-name="Standard" style:list-style-name="L1">
      <style:text-properties officeooo:rsid="001bdc6f" officeooo:paragraph-rsid="001cf5b8"/>
    </style:style>
    <style:style style:name="T1" style:family="text">
      <style:text-properties officeooo:rsid="001cf5b8"/>
    </style:style>
    <style:style style:name="T2" style:family="text">
      <style:text-properties style:rfc-language-tag="es-419" fo:language="es" fo:font-weight="normal" style:font-weight-asian="normal" style:font-weight-complex="normal"/>
    </style:style>
    <style:style style:name="T3" style:family="text">
      <style:text-properties style:rfc-language-tag="es-419" fo:language="es" fo:font-weight="normal" officeooo:rsid="001cf5b8" style:font-weight-asian="normal" style:font-weight-complex="normal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os conta<text:span text:style-name="T1">c</text:span>to del cliente</text:p>
      <text:p text:style-name="P2"/>
      <text:list xml:id="list857914306" text:style-name="L1">
        <text:list-item>
          <text:p text:style-name="P3">Nombre <text:span text:style-name="T1">corporativo</text:span></text:p>
        </text:list-item>
        <text:list-item>
          <text:p text:style-name="P3">Télefono <text:span text:style-name="T1">corporativo</text:span></text:p>
        </text:list-item>
        <text:list-item>
          <text:p text:style-name="P3">Email <text:span text:style-name="T1">corporativo</text:span></text:p>
        </text:list-item>
        <text:list-item>
          <text:p text:style-name="P4">Logotipos de la organización.</text:p>
        </text:list-item>
        <text:list-item>
          <text:p text:style-name="P4">Dominio del Active Directory</text:p>
        </text:list-item>
        <text:list-item>
          <text:p text:style-name="P9">Remitente del envío de notificaciones.</text:p>
        </text:list-item>
        <text:list-item>
          <text:p text:style-name="P11"><text:span text:style-name="T3">Datos de acceso al s</text:span><text:span text:style-name="T2">ervidor SMTP</text:span></text:p>
        </text:list-item>
      </text:list>
      <text:list xml:id="list834408033" text:style-name="L3">
        <text:list-item>
          <text:p text:style-name="P10">Usuarios que van a ser incluidos como super usuarios, operadores y administradores.</text:p>
          <text:p text:style-name="P7"/>
          <text:p text:style-name="P7"/>
          <text:p text:style-name="P7"/>
        </text:list-item>
      </text:list>
      <text:p text:style-name="P8"/>
      <text:list xml:id="list172547081979751" text:continue-numbering="true" text:style-name="L3">
        <text:list-header>
          <text:p text:style-name="P5"/>
        </text:list-header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5:40:49.521000000</meta:creation-date>
    <dc:date>2021-11-25T17:25:45.949000000</dc:date>
    <meta:editing-duration>PT18M37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3" meta:word-count="53" meta:character-count="303" meta:non-whitespace-character-count="271"/>
  </office:meta>
</office:document-meta>
</file>